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2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3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9cm"/>
    </style:style>
    <style:style style:name="gr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91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.7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065cm"/>
    </style:style>
    <style:style style:name="gr13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7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loext:graphic-properties draw:fill-color="#a7a9ac"/>
      <style:paragraph-properties fo:text-align="center"/>
      <style:text-properties style:font-name="Noto Sans CJK TC Regular" fo:font-size="15pt" style:font-name-asian="Noto Sans CJK TC Regular" style:font-size-asian="15pt" style:font-size-complex="15pt"/>
    </style:style>
    <style:style style:name="P4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Noto Sans CJK TC Regular" fo:font-size="13pt" style:font-name-asian="Noto Sans CJK TC Regular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Noto Sans CJK TC Regular" fo:font-size="14pt" style:font-name-asian="Noto Sans CJK TC Regular" style:font-size-asian="14pt" style:font-size-complex="14pt"/>
    </style:style>
    <style:style style:name="T3" style:family="text">
      <style:text-properties style:font-name="Noto Sans CJK TC Regular" fo:font-size="14pt" style:font-size-asian="14pt" style:font-size-complex="14pt"/>
    </style:style>
    <style:style style:name="T4" style:family="text">
      <style:text-properties style:font-name="Noto Sans Mono CJK TC Regular" fo:font-size="14pt" style:font-name-asian="Noto Sans Mono CJK TC Regular" style:font-size-asian="14pt" style:font-size-complex="14pt"/>
    </style:style>
    <style:style style:name="T5" style:family="text">
      <style:text-properties style:font-name="Noto Sans CJK TC Regular" fo:font-size="15pt" style:font-name-asian="Noto Sans CJK TC Regular" style:font-size-asian="15pt" style:font-size-complex="15pt"/>
    </style:style>
    <style:style style:name="T6" style:family="text">
      <style:text-properties style:font-name="Open Sans" fo:font-size="15pt" style:font-size-asian="15pt" style:font-size-complex="15pt"/>
    </style:style>
    <style:style style:name="T7" style:family="text">
      <style:text-properties style:font-name="Noto Sans CJK TC Regular" fo:font-size="13pt" style:font-name-asian="Noto Sans CJK TC Regula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2cm" svg:x="5.9cm" svg:y="1cm">
          <text:p text:style-name="P1"><text:span text:style-name="T1">wicked</text:span></text:p>
          <text:p text:style-name="P1"><text:span text:style-name="T2">用戶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2cm" svg:x="5.9cm" svg:y="5.5cm">
          <text:p text:style-name="P1"><text:span text:style-name="T1">nanny</text:span></text:p>
          <text:p text:style-name="P1"><text:span text:style-name="T3">(</text:span><text:span text:style-name="T3">規則代辦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1">(</text:span><text:span text:style-name="T4">主精靈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13.4cm" svg:height="2.2cm" svg:x="6.5cm" svg:y="12.4cm">
          <text:p text:style-name="P1"><text:span text:style-name="T5">核心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1.6cm">
          <text:p text:style-name="P1"><text:span text:style-name="T6">dhcp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15cm" svg:y1="3.2cm" svg:x2="8.15cm" svg:y2="5.5cm" draw:start-shape="id1" draw:start-glue-point="2" draw:end-shape="id2" svg:d="M8150 3200v2300" svg:viewBox="0 0 1 2301">
          <text:p/>
        </draw:connector>
        <draw:connector draw:style-name="gr4" draw:text-style-name="P5" draw:layer="layout" draw:type="line" svg:x1="10.4cm" svg:y1="6.6cm" svg:x2="15.1cm" svg:y2="6.6cm" draw:start-shape="id2" draw:start-glue-point="1" draw:end-shape="id3" draw:end-glue-point="3" svg:d="M10400 6600h4700" svg:viewBox="0 0 4701 1">
          <text:p/>
        </draw:connector>
        <draw:custom-shape draw:style-name="gr3" draw:text-style-name="P4" xml:id="id4" draw:id="id4" draw:layer="layout" svg:width="2.1cm" svg:height="2cm" svg:x="25.05cm" svg:y="4.75cm">
          <text:p text:style-name="P1"><text:span text:style-name="T6">dhcp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7.9cm">
          <text:p text:style-name="P1"><text:span text:style-name="T6">wp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4" draw:text-style-name="P5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5" draw:text-style-name="P6" xml:id="id6" draw:id="id6" draw:layer="layout" svg:width="2.4cm" svg:height="1.2cm" svg:x="1cm" svg:y="0.6cm">
          <draw:text-box>
            <text:p text:style-name="P1"><text:span text:style-name="T7">靜態組態</text:span></text:p>
          </draw:text-box>
        </draw:frame>
        <draw:connector draw:style-name="gr6" draw:text-style-name="P5" draw:layer="layout" draw:type="curve" svg:x1="3.4cm" svg:y1="1.2cm" svg:x2="5.9cm" svg:y2="2.1cm" draw:start-shape="id6" draw:start-glue-point="1" draw:end-shape="id1" draw:end-glue-point="3" svg:d="M3400 1200c1875 0 625 900 2500 900" svg:viewBox="0 0 2501 901">
          <text:p/>
        </draw:connector>
        <draw:frame draw:style-name="gr7" draw:text-style-name="P6" xml:id="id7" draw:id="id7" draw:layer="layout" svg:width="1.416cm" svg:height="0.928cm" svg:x="1.4cm" svg:y="4.713cm">
          <draw:text-box>
            <text:p text:style-name="P1"><text:span text:style-name="T7">規則</text:span></text:p>
          </draw:text-box>
        </draw:frame>
        <draw:connector draw:style-name="gr8" draw:text-style-name="P5" draw:layer="layout" draw:type="curve" svg:x1="2.816cm" svg:y1="5.177cm" svg:x2="5.9cm" svg:y2="6.6cm" draw:start-shape="id7" draw:start-glue-point="1" draw:end-shape="id2" draw:end-glue-point="3" svg:d="M2816 5177c2313 0 771 1423 3084 1423" svg:viewBox="0 0 3085 1424">
          <text:p/>
        </draw:connector>
        <draw:frame draw:style-name="gr9" draw:text-style-name="P6" draw:layer="layout" svg:width="3.245cm" svg:height="1.487cm" svg:x="6.5cm" svg:y="8.1cm">
          <draw:text-box>
            <text:p text:style-name="P1"><text:span text:style-name="T7">套用組態規則</text:span></text:p>
          </draw:text-box>
        </draw:frame>
        <draw:frame draw:style-name="gr10" draw:text-style-name="P6" draw:layer="layout" svg:width="2.767cm" svg:height="0.928cm" svg:x="13.499cm" svg:y="11.263cm">
          <draw:text-box>
            <text:p text:style-name="P1"><text:span text:style-name="T7">設定呼叫</text:span></text:p>
          </draw:text-box>
        </draw:frame>
        <draw:frame draw:style-name="gr11" draw:text-style-name="P6" draw:layer="layout" svg:width="1.903cm" svg:height="0.928cm" svg:x="10.75cm" svg:y="6.8cm">
          <draw:text-box>
            <text:p text:style-name="P1"><text:span text:style-name="T7">事件</text:span></text:p>
          </draw:text-box>
        </draw:frame>
        <draw:frame draw:style-name="gr12" draw:text-style-name="P6" draw:layer="layout" svg:width="2.565cm" svg:height="0.928cm" svg:x="12.6cm" svg:y="5.531cm">
          <draw:text-box>
            <text:p text:style-name="P1"><text:span text:style-name="T7">方法呼叫</text:span></text:p>
          </draw:text-box>
        </draw:frame>
        <draw:frame draw:style-name="gr11" draw:text-style-name="P6" draw:layer="layout" svg:width="1.903cm" svg:height="0.928cm" svg:x="17.697cm" svg:y="8.431cm">
          <draw:text-box>
            <text:p text:style-name="P1"><text:span text:style-name="T7">事件</text:span></text:p>
          </draw:text-box>
        </draw:frame>
        <draw:custom-shape draw:style-name="gr13" draw:text-style-name="P5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267cm" svg:height="0.928cm" svg:x="25.133cm" svg:y="0.2cm">
          <draw:text-box>
            <text:p text:style-name="P1"><text:span text:style-name="T7">要求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GB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Footer_20_Char" style:display-name="Footer Char" style:family="graphic">
      <style:paragraph-properties style:text-autospace="none"/>
      <style:text-properties fo:font-size="9pt" style:font-size-asian="9pt" style:font-size-complex="9pt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fo:font-size="9pt" style:font-size-asian="9pt" style:font-size-complex="9pt"/>
    </style:style>
    <style:style style:name="Table_20_Heading" style:display-name="Table Heading" style:family="graphic">
      <style:paragraph-properties fo:margin-top="0cm" fo:margin-bottom="0.497cm" fo:line-height="108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/>
    </style:style>
    <style:style style:name="Footer" style:family="graphic">
      <style:paragraph-properties fo:margin-top="0cm" fo:margin-bottom="0.497cm" fo:line-height="100%"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9pt" style:font-size-asian="9pt" style:font-size-complex="9pt"/>
    </style:style>
    <style:style style:name="Header" style:family="graphic">
      <style:paragraph-properties fo:margin-top="0cm" fo:margin-bottom="0.497cm" fo:line-height="100%"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9pt" style:font-size-asian="9pt" style:font-size-complex="9pt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8-06-14T23:02:11.135883669</dc:date>
    <meta:editing-duration>PT38M54S</meta:editing-duration>
    <meta:editing-cycles>30</meta:editing-cycles>
    <meta:generator>LibreOffice/6.0.3.2$Linux_X86_64 LibreOffice_project/00m0$Build-2</meta:generator>
    <meta:document-statistic meta:object-count="22"/>
  </office:meta>
</office:document-meta>
</file>